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b46" officeooo:paragraph-rsid="001f2b46"/>
    </style:style>
    <style:style style:name="P2" style:family="paragraph" style:parent-style-name="Standard">
      <style:text-properties officeooo:rsid="0020ce2d" officeooo:paragraph-rsid="0020ce2d"/>
    </style:style>
    <style:style style:name="P3" style:family="paragraph" style:parent-style-name="Standard">
      <style:text-properties officeooo:rsid="001f2b46" officeooo:paragraph-rsid="00219270"/>
    </style:style>
    <style:style style:name="P4" style:family="paragraph" style:parent-style-name="Standard">
      <style:text-properties officeooo:rsid="001f2b46" officeooo:paragraph-rsid="001f2b46"/>
    </style:style>
    <style:style style:name="P5" style:family="paragraph" style:parent-style-name="Standard">
      <style:text-properties officeooo:rsid="0020ce2d" officeooo:paragraph-rsid="0020ce2d"/>
    </style:style>
    <style:style style:name="T1" style:family="text">
      <style:text-properties officeooo:rsid="0020ce2d"/>
    </style:style>
    <style:style style:name="T2" style:family="text">
      <style:text-properties officeooo:rsid="002192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ion Sort :</text:p>
      <text:p text:style-name="P1"/>
      <text:p text:style-name="P1"/>
      <text:p text:style-name="P1">import random</text:p>
      <text:p text:style-name="P1">import time</text:p>
      <text:p text:style-name="P1">L = []</text:p>
      <text:p text:style-name="P1">for i in range(1000):</text:p>
      <text:p text:style-name="P1"><text:s text:c="4"/>L.append(random.randint(0,1001))</text:p>
      <text:p text:style-name="P1">start=time.clock()</text:p>
      <text:p text:style-name="P1">for i in range(len(L)):</text:p>
      <text:p text:style-name="P1"><text:s text:c="4"/>m=i</text:p>
      <text:p text:style-name="P1"><text:s text:c="4"/>for j in range(i+1,len(L)):</text:p>
      <text:p text:style-name="P1"><text:s text:c="8"/>if L[j] &lt; L[m]:</text:p>
      <text:p text:style-name="P1"><text:s text:c="12"/>m=j</text:p>
      <text:p text:style-name="P1"><text:s text:c="4"/>L[i],L[m]=L[m],L[i]</text:p>
      <text:p text:style-name="P1">end=time.clock()</text:p>
      <text:p text:style-name="P1">print L</text:p>
      <text:p text:style-name="P1">print ("The program ran for:")</text:p>
      <text:p text:style-name="P1">print (end-start)</text:p>
      <text:p text:style-name="P1">print ("seconds"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table Matching:</text:p>
      <text:p text:style-name="P1"/>
      <text:p text:style-name="P1"/>
      <text:p text:style-name="P1">import time</text:p>
      <text:p text:style-name="P1">menpref=dict();womenpref=dict()</text:p>
      <text:p text:style-name="P1">n=int(input("Enter no. of men <text:s/>: "))</text:p>
      <text:p text:style-name="P1">for i in range(n):</text:p>
      <text:p text:style-name="P1"><text:tab/>print "Enter man ",i+1," : "</text:p>
      <text:p text:style-name="P1"><text:tab/>man=raw_input()</text:p>
      <text:p text:style-name="P1"><text:tab/>womenlist= []</text:p>
      <text:p text:style-name="P1"><text:tab/>for j in range(n):</text:p>
      <text:p text:style-name="P1"><text:tab/><text:tab/>print "Enter woman ",j+1," for the man : "</text:p>
      <text:p text:style-name="P1"><text:tab/><text:tab/>x=raw_input()</text:p>
      <text:p text:style-name="P1"><text:tab/><text:tab/>womenlist.append(x)</text:p>
      <text:p text:style-name="P1"><text:tab/>menpref.update({man:womenlist})</text:p>
      <text:p text:style-name="P1">for i in range(n):</text:p>
      <text:p text:style-name="P1"><text:tab/>print "Enter woman ",i+1," : "</text:p>
      <text:p text:style-name="P1"><text:tab/>woman=raw_input()</text:p>
      <text:p text:style-name="P1"><text:tab/>menlist= []</text:p>
      <text:p text:style-name="P1"><text:tab/>for j in range(n):</text:p>
      <text:p text:style-name="P1"><text:tab/><text:tab/>print "Enter man ",j+1," for the woman"</text:p>
      <text:p text:style-name="P1"><text:tab/><text:tab/>x=raw_input()</text:p>
      <text:p text:style-name="P1"><text:tab/><text:tab/>womenlist.append(x)</text:p>
      <text:p text:style-name="P1"><text:tab/>womenpref.update({woman:menlist})</text:p>
      <text:p text:style-name="P1">freemen=list(menpref.keys()) ; print "Free men : ",freemen</text:p>
      <text:p text:style-name="P1">takenwomen=[]</text:p>
      <text:p text:style-name="P1">final={}</text:p>
      <text:p text:style-name="P1">while freemen!=[]:</text:p>
      <text:p text:style-name="P1"><text:s text:c="4"/>for i in freemen:</text:p>
      <text:p text:style-name="P1"><text:s text:c="8"/>listofw=menpref.get(i)</text:p>
      <text:p text:style-name="P1"><text:s text:c="8"/>for j in listofw:</text:p>
      <text:p text:style-name="P1"><text:s text:c="12"/>if j not in takenwomen:</text:p>
      <text:p text:style-name="P1"><text:s text:c="16"/>final[j]=i</text:p>
      <text:p text:style-name="P1"><text:s text:c="16"/>freemen.remove(i)</text:p>
      <text:p text:style-name="P1"><text:s text:c="16"/>takenwomen.append(j)</text:p>
      <text:p text:style-name="P1"><text:s text:c="16"/>break</text:p>
      <text:p text:style-name="P1"><text:s text:c="12"/>else:</text:p>
      <text:p text:style-name="P1"><text:s text:c="16"/>listofm=womenpref.get(j<text:span text:style-name="T2">)</text:span></text:p>
      <text:p text:style-name="P1"><text:s text:c="16"/>p=listofm.index(i)</text:p>
      <text:p text:style-name="P3"><text:s text:c="16"/>q=listofm.index(inal.get(j))</text:p>
      <text:p text:style-name="P1"><text:s text:c="16"/>if p&lt;q:</text:p>
      <text:p text:style-name="P1"><text:s text:c="20"/>final[j]=i</text:p>
      <text:p text:style-name="P1"><text:s text:c="20"/>freemen.remove(i)</text:p>
      <text:p text:style-name="P3"><text:s text:c="20"/>freemen.append(final.get(j))</text:p>
      <text:p text:style-name="P1"><text:s text:c="20"/>takenwomen.append(j)</text:p>
      <text:p text:style-name="P1"><text:s text:c="20"/>break</text:p>
      <text:p text:style-name="P1">print "Stable Match : ",final</text:p>
      <text:p text:style-name="P1">print"The program ran for ",time.clock()," seconds"</text:p>
      <text:p text:style-name="P1"/>
      <text:p text:style-name="P1"/>
      <text:p text:style-name="P1"/>
      <text:p text:style-name="P1"/>
      <text:p text:style-name="P1"><text:soft-page-break/>Insertion Sort:</text:p>
      <text:p text:style-name="P1"/>
      <text:p text:style-name="P1"/>
      <text:p text:style-name="P1">import time</text:p>
      <text:p text:style-name="P1">import random</text:p>
      <text:p text:style-name="P1">def insertionSort(arr):</text:p>
      <text:p text:style-name="P1"><text:s text:c="4"/>for i in range(1, len(arr)):</text:p>
      <text:p text:style-name="P1"><text:s text:c="8"/>key = arr[i]</text:p>
      <text:p text:style-name="P1"><text:s text:c="8"/>j = i-1</text:p>
      <text:p text:style-name="P1"><text:s text:c="8"/>while j &gt;=0 and key &lt; arr[j] :</text:p>
      <text:p text:style-name="P1"><text:s text:c="16"/>arr[j+1] = arr[j]</text:p>
      <text:p text:style-name="P1"><text:s text:c="16"/>j -= 1</text:p>
      <text:p text:style-name="P1"><text:s text:c="8"/>arr[j+1] = key</text:p>
      <text:p text:style-name="P1">L = []</text:p>
      <text:p text:style-name="P1">for i in range(20):</text:p>
      <text:p text:style-name="P1"><text:s text:c="4"/>L.append(int(input("Enter a number")))</text:p>
      <text:p text:style-name="P1">start = time.clock()</text:p>
      <text:p text:style-name="P1">insertionSort(L)</text:p>
      <text:p text:style-name="P1">end = time.clock()</text:p>
      <text:p text:style-name="P1">print("Sorted array is:")</text:p>
      <text:p text:style-name="P1">print L</text:p>
      <text:p text:style-name="P1">print("The program ran for ",end-start," seconds"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B</text:span>FS:</text:p>
      <text:p text:style-name="P1"/>
      <text:p text:style-name="P1"/>
      <text:p text:style-name="P2">import time</text:p>
      <text:p text:style-name="P2">graph=dict()</text:p>
      <text:p text:style-name="P2">n=int(input("Enter no. of nodes : "))</text:p>
      <text:p text:style-name="P2">for i in range(n):</text:p>
      <text:p text:style-name="P2"><text:tab/>node=int(raw_input("Enter node : "))</text:p>
      <text:p text:style-name="P2"><text:tab/>x=int(input("Enter no. of nodes connected to the given node : "))</text:p>
      <text:p text:style-name="P2"><text:tab/>edge=[]</text:p>
      <text:p text:style-name="P2"><text:tab/>for j in range(x):</text:p>
      <text:p text:style-name="P2"><text:tab/><text:tab/>print "Enter node connected to node : ",i+1</text:p>
      <text:p text:style-name="P2"><text:tab/><text:tab/>e=int(raw_input())</text:p>
      <text:p text:style-name="P2"><text:tab/><text:tab/>edge.append(e)</text:p>
      <text:p text:style-name="P2"><text:tab/>graph.update({node:edge}) </text:p>
      <text:p text:style-name="P2">visited=[0]*len(graph)</text:p>
      <text:p text:style-name="P2">queue=[]</text:p>
      <text:p text:style-name="P2">def bfs(node):</text:p>
      <text:p text:style-name="P2"><text:s text:c="8"/>visited[node-1]=1</text:p>
      <text:p text:style-name="P2"><text:s text:c="8"/>queue.append(node)</text:p>
      <text:p text:style-name="P2"><text:s text:c="8"/>while(queue):</text:p>
      <text:p text:style-name="P2"><text:s text:c="16"/>print queue[0]</text:p>
      <text:p text:style-name="P2"><text:s text:c="16"/>x=queue.pop(0)</text:p>
      <text:p text:style-name="P2"><text:s text:c="16"/>for k in graph[x]:</text:p>
      <text:p text:style-name="P2"><text:s text:c="24"/>if visited[k-1]==0:</text:p>
      <text:p text:style-name="P2"><text:s text:c="32"/>queue.append(k)</text:p>
      <text:p text:style-name="P2"><text:s text:c="32"/>visited[k-1]=1</text:p>
      <text:p text:style-name="P2">print graph</text:p>
      <text:p text:style-name="P2">start=time.clock()</text:p>
      <text:p text:style-name="P2">bfs(1)</text:p>
      <text:p text:style-name="P2">end=time.clock()</text:p>
      <text:p text:style-name="P2">print "The program ran for ",(end-start)," seconds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ergesort:</text:p>
      <text:p text:style-name="P2"/>
      <text:p text:style-name="P2"/>
      <text:p text:style-name="P2">import time</text:p>
      <text:p text:style-name="P2">import random</text:p>
      <text:p text:style-name="P2">def mergesort(list1):</text:p>
      <text:p text:style-name="P2"><text:tab/>if len(list1) &gt; 1:</text:p>
      <text:p text:style-name="P2"><text:tab/><text:tab/>mid=len(list1)/2</text:p>
      <text:p text:style-name="P2"><text:tab/><text:tab/>lefthalf=list1[:mid]</text:p>
      <text:p text:style-name="P2"><text:tab/><text:tab/>righthalf=list1[mid:]</text:p>
      <text:p text:style-name="P2"><text:tab/><text:tab/>mergesort(lefthalf)</text:p>
      <text:p text:style-name="P2"><text:tab/><text:tab/>mergesort(righthalf)</text:p>
      <text:p text:style-name="P2"><text:tab/><text:tab/>i=0;j=0;k=0;</text:p>
      <text:p text:style-name="P2"><text:tab/><text:tab/>while i &lt; len(lefthalf) and j &lt; len(righthalf):</text:p>
      <text:p text:style-name="P2"><text:tab/><text:tab/><text:tab/>if lefthalf[i] &lt;= righthalf[j]:</text:p>
      <text:p text:style-name="P2"><text:tab/><text:tab/><text:tab/><text:tab/>list1[k]=lefthalf[i]</text:p>
      <text:p text:style-name="P2"><text:tab/><text:tab/><text:tab/><text:tab/>i=i+1; k=k+1</text:p>
      <text:p text:style-name="P2"><text:tab/><text:tab/><text:tab/>elif righthalf[j] &lt;= lefthalf[i]:</text:p>
      <text:p text:style-name="P2"><text:tab/><text:tab/><text:tab/><text:tab/>list1[k]=righthalf[j]</text:p>
      <text:p text:style-name="P2"><text:tab/><text:tab/><text:tab/><text:tab/>j=j+1; k=k+1</text:p>
      <text:p text:style-name="P2"><text:tab/><text:tab/>while i &lt; len(lefthalf) :</text:p>
      <text:p text:style-name="P2"><text:tab/><text:tab/><text:tab/>list1[k] = lefthalf[i]</text:p>
      <text:p text:style-name="P2"><text:tab/><text:tab/><text:tab/>i=i+1 ; k=k+1</text:p>
      <text:p text:style-name="P2"><text:tab/><text:tab/>while j &lt; len(righthalf):</text:p>
      <text:p text:style-name="P2"><text:tab/><text:tab/><text:tab/>list1[k] = righthalf[j]</text:p>
      <text:p text:style-name="P2"><text:tab/><text:tab/><text:tab/>j=j+1 ; k=k+1</text:p>
      <text:p text:style-name="P2"><text:tab/>#print "Merging",list1</text:p>
      <text:p text:style-name="P2">L = []</text:p>
      <text:p text:style-name="P2">for i in range(20):</text:p>
      <text:p text:style-name="P2"><text:tab/>L.append(random.randint(0,200))</text:p>
      <text:p text:style-name="P2">print "Unmerged List : \n", L</text:p>
      <text:p text:style-name="P2">start=time.clock()</text:p>
      <text:p text:style-name="P2">mergesort(L)</text:p>
      <text:p text:style-name="P2">end=time.clock()</text:p>
      <text:p text:style-name="P2">print "Merged List :\n",L</text:p>
      <text:p text:style-name="P2">print "Time taken to merge list : ",(end-start)," seconds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unting Inversions:</text:p>
      <text:p text:style-name="P2"/>
      <text:p text:style-name="P2"/>
      <text:p text:style-name="P2">import time</text:p>
      <text:p text:style-name="P2">import random</text:p>
      <text:p text:style-name="P2">L= []</text:p>
      <text:p text:style-name="P2">n=int(raw_input("Enter range of array : "))</text:p>
      <text:p text:style-name="P2">for i in range(n):</text:p>
      <text:p text:style-name="P2"><text:tab/>print "Enter element ",i+1,"of the array : "</text:p>
      <text:p text:style-name="P2"><text:tab/>L.append(int(raw_input()))</text:p>
      <text:p text:style-name="P2">print "Array :",L</text:p>
      <text:p text:style-name="P2">def inversion(list1,n):</text:p>
      <text:p text:style-name="P2"><text:tab/>count=0;</text:p>
      <text:p text:style-name="P2"><text:tab/>for i in range(n):</text:p>
      <text:p text:style-name="P2"><text:tab/><text:tab/>for j in range(i+1,n):</text:p>
      <text:p text:style-name="P2"><text:tab/><text:tab/><text:tab/>if(list1[i]&gt;list1[j]):</text:p>
      <text:p text:style-name="P2"><text:tab/><text:tab/><text:tab/><text:tab/>count=count+1</text:p>
      <text:p text:style-name="P2"><text:tab/>print "No. of inversions for the given array : ",count</text:p>
      <text:p text:style-name="P2">start=time.clock()</text:p>
      <text:p text:style-name="P2">inversion(L,len(L))</text:p>
      <text:p text:style-name="P2">end=time.clock()</text:p>
      <text:p text:style-name="P2">print "Time taken to count no. of inversions : "(end-start)," seconds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icksort:</text:p>
      <text:p text:style-name="P2"/>
      <text:p text:style-name="P2">import time</text:p>
      <text:p text:style-name="P2">import random</text:p>
      <text:p text:style-name="P2">L = []</text:p>
      <text:p text:style-name="P2">for i in range(20):</text:p>
      <text:p text:style-name="P2"><text:tab/>L.append(random.randint(0,200))</text:p>
      <text:p text:style-name="P2">n=len(L)</text:p>
      <text:p text:style-name="P2">print "Unsorted List : \n",L</text:p>
      <text:p text:style-name="P2">def partition(arr,low,high):</text:p>
      <text:p text:style-name="P2"><text:tab/>i=low-1</text:p>
      <text:p text:style-name="P2"><text:tab/>pivot=arr[high]</text:p>
      <text:p text:style-name="P2"><text:tab/>for j in range(low,high):</text:p>
      <text:p text:style-name="P2"><text:tab/><text:tab/>if arr[j]&lt;=pivot:</text:p>
      <text:p text:style-name="P2"><text:tab/><text:tab/><text:tab/>i=i+1;arr[i],arr[j]=arr[j],arr[i]</text:p>
      <text:p text:style-name="P2"><text:tab/>arr[i+1],arr[high]=arr[high],arr[i+1]</text:p>
      <text:p text:style-name="P2"><text:tab/>return i+1</text:p>
      <text:p text:style-name="P2">def quicksort(arr,low,high):</text:p>
      <text:p text:style-name="P2"><text:tab/>if low&lt;high:</text:p>
      <text:p text:style-name="P2"><text:tab/><text:tab/>pi=partition(arr,low,high)</text:p>
      <text:p text:style-name="P2"><text:tab/><text:tab/>quicksort(arr,low,pi-1)</text:p>
      <text:p text:style-name="P2"><text:tab/><text:tab/>quicksort(arr,pi+1,high)</text:p>
      <text:p text:style-name="P2">start=time.clock()</text:p>
      <text:p text:style-name="P2">quicksort(L,0,n-1)</text:p>
      <text:p text:style-name="P2">end=time.clock()</text:p>
      <text:p text:style-name="P2">print "Sorted List : \n",L,"\nTime taken to sort list using Quicksort : ",end-start," seconds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ijkstra:</text:p>
      <text:p text:style-name="P2"/>
      <text:p text:style-name="P2"/>
      <text:p text:style-name="P2">import time</text:p>
      <text:p text:style-name="P2">graph=dict()</text:p>
      <text:p text:style-name="P2">n=int(raw_input("Enter no. of nodes in the graph"))</text:p>
      <text:p text:style-name="P2">for i in range(n):</text:p>
      <text:p text:style-name="P2"><text:tab/>node=int(raw_input("Enter node : "))</text:p>
      <text:p text:style-name="P2"><text:tab/>k=int(raw_input("Enter no. of nodes it is connected to : "))</text:p>
      <text:p text:style-name="P2"><text:tab/>nodelist=dict()</text:p>
      <text:p text:style-name="P2"><text:tab/>for j in range(k):</text:p>
      <text:p text:style-name="P2"><text:tab/><text:tab/>nd=int(raw_input("Enter connected node : "))</text:p>
      <text:p text:style-name="P2"><text:tab/><text:tab/>ed=int(raw_input("Enter edge weight : "))</text:p>
      <text:p text:style-name="P2"><text:tab/><text:tab/>nodelist.update({nd:ed})</text:p>
      <text:p text:style-name="P2"><text:tab/>graph.update({node:nodelist})</text:p>
      <text:p text:style-name="P2">print "Given Graph : \n",graph</text:p>
      <text:p text:style-name="P2">def Dijkstra(s):</text:p>
      <text:p text:style-name="P2"><text:tab/>d,visited=[float('inf')]*len(graph),[0]*len(graph)</text:p>
      <text:p text:style-name="P2"><text:tab/>d[s-1]=0</text:p>
      <text:p text:style-name="P2"><text:tab/>visited[s-1]=1</text:p>
      <text:p text:style-name="P2"><text:tab/>vertices=[s]</text:p>
      <text:p text:style-name="P2"><text:tab/>print "\nStart --&gt; ",</text:p>
      <text:p text:style-name="P2"><text:tab/>print s," --&gt; ", #printing start node</text:p>
      <text:p text:style-name="P2"><text:tab/>path={} #dictionary to hold the weight as key and the edge traversed as value</text:p>
      <text:p text:style-name="P2"><text:tab/>while len(vertices)!=len(graph):</text:p>
      <text:p text:style-name="P2"><text:tab/><text:tab/>edge={}</text:p>
      <text:p text:style-name="P2"><text:tab/><text:tab/>for u in vertices:</text:p>
      <text:p text:style-name="P2"><text:tab/><text:tab/><text:tab/>for v in graph[u]:</text:p>
      <text:p text:style-name="P2"><text:tab/><text:tab/><text:tab/><text:tab/>if visited[v-1]==0:</text:p>
      <text:p text:style-name="P2"><text:tab/><text:tab/><text:tab/><text:tab/><text:tab/>t=d[u-1]+graph[u][v]</text:p>
      <text:p text:style-name="P2"><text:tab/><text:tab/><text:tab/><text:tab/><text:tab/>edge.update({t:[u,v]})</text:p>
      <text:p text:style-name="P2"><text:tab/><text:tab/>min_d=min(edge.keys())</text:p>
      <text:p text:style-name="P2"><text:tab/><text:tab/>node=edge[min_d][1]</text:p>
      <text:p text:style-name="P2"><text:tab/><text:tab/>print node," --&gt; ", #printing the node in which it is traversed</text:p>
      <text:p text:style-name="P2"><text:tab/><text:tab/>d[node-1]=min_d</text:p>
      <text:p text:style-name="P2"><text:tab/><text:tab/>visited[node-1]=1</text:p>
      <text:p text:style-name="P2"><text:tab/><text:tab/>vertices.append(node)</text:p>
      <text:p text:style-name="P2"><text:tab/><text:tab/>path.update({min_d:[edge[min_d][0],node]}) #update edge being traversed with the current weight</text:p>
      <text:p text:style-name="P2"><text:tab/>print " Destination "</text:p>
      <text:p text:style-name="P2"><text:tab/>print "\n","Weight | Path","\n"</text:p>
      <text:p text:style-name="P2"><text:tab/>for i in sorted(path.keys()):</text:p>
      <text:p text:style-name="P2"><text:tab/><text:tab/>print "{",i,":",path[i],"}" #printing the dictionary with the weights and path traversed</text:p>
      <text:p text:style-name="P2"><text:tab/>print "\nCost from source to node using Greedy Algorithm : \n" </text:p>
      <text:p text:style-name="P2"><text:tab/>return d</text:p>
      <text:p text:style-name="P2">start=time.clock()</text:p>
      <text:p text:style-name="P2">print Dijkstra(1)</text:p>
      <text:p text:style-name="P2">end=time.clock()</text:p>
      <text:p text:style-name="P2">print "The Program Ran for: ",end-start,"seconds"</text:p>
      <text:p text:style-name="P2"/>
      <text:p text:style-name="P2"/>
      <text:p text:style-name="P2"/>
      <text:p text:style-name="P2"><text:soft-page-break/>Prims:</text:p>
      <text:p text:style-name="P2"/>
      <text:p text:style-name="P2"/>
      <text:p text:style-name="P2">import time</text:p>
      <text:p text:style-name="P2">graph=dict()</text:p>
      <text:p text:style-name="P2">n=int(raw_input("Enter no. of nodes in the graph : "))</text:p>
      <text:p text:style-name="P2">for i in range(n):</text:p>
      <text:p text:style-name="P2"><text:tab/>node=int(raw_input("\nEnter node : "))</text:p>
      <text:p text:style-name="P2"><text:tab/>k=int(raw_input("Enter no. of nodes it is connected to : "))</text:p>
      <text:p text:style-name="P2"><text:tab/>nodelist=dict()</text:p>
      <text:p text:style-name="P2"><text:tab/>for j in range(k):</text:p>
      <text:p text:style-name="P2"><text:tab/><text:tab/>nd=int(raw_input("Enter connected node : "))</text:p>
      <text:p text:style-name="P2"><text:tab/><text:tab/>ed=int(raw_input("Enter edge weight : "))</text:p>
      <text:p text:style-name="P2"><text:tab/><text:tab/>nodelist.update({nd:ed})</text:p>
      <text:p text:style-name="P2"><text:tab/>graph.update({node:nodelist})</text:p>
      <text:p text:style-name="P2">def Prims():</text:p>
      <text:p text:style-name="P2"><text:tab/>U,V=set([1]),set(graph.keys())</text:p>
      <text:p text:style-name="P2"><text:tab/>result = []</text:p>
      <text:p text:style-name="P2"><text:tab/>while len(U) != len(V) :</text:p>
      <text:p text:style-name="P2"><text:tab/><text:tab/>minw = -1</text:p>
      <text:p text:style-name="P2"><text:tab/><text:tab/>mine = []</text:p>
      <text:p text:style-name="P2"><text:tab/><text:tab/>for u in U:</text:p>
      <text:p text:style-name="P2"><text:tab/><text:tab/><text:tab/>for v in graph[u]:</text:p>
      <text:p text:style-name="P2"><text:tab/><text:tab/><text:tab/><text:tab/>if v in V-U:</text:p>
      <text:p text:style-name="P2"><text:tab/><text:tab/><text:tab/><text:tab/><text:tab/>if minw == -1 or minw &gt; graph[u][v]:</text:p>
      <text:p text:style-name="P2"><text:tab/><text:tab/><text:tab/><text:tab/><text:tab/><text:tab/>minw = graph[u][v]</text:p>
      <text:p text:style-name="P2"><text:tab/><text:tab/><text:tab/><text:tab/><text:tab/><text:tab/>mine = [u,v]</text:p>
      <text:p text:style-name="P2"><text:tab/><text:tab/>mine.append(minw)</text:p>
      <text:p text:style-name="P2"><text:tab/><text:tab/>result.append(mine)</text:p>
      <text:p text:style-name="P2"><text:tab/><text:tab/>U.add(mine[1])</text:p>
      <text:p text:style-name="P2"><text:tab/>print "\nSpanning Tree Format : \n\nNode --&gt; Node | Edge weight taken"</text:p>
      <text:p text:style-name="P2"><text:tab/>for sublist in result: #prints list of list on a new line</text:p>
      <text:p text:style-name="P2"><text:tab/><text:tab/>for item in sublist:</text:p>
      <text:p text:style-name="P2"><text:tab/><text:tab/><text:tab/>print item,</text:p>
      <text:p text:style-name="P2"><text:tab/><text:tab/>print " "</text:p>
      <text:p text:style-name="P2">start = time.clock()</text:p>
      <text:p text:style-name="P2">Prims()</text:p>
      <text:p text:style-name="P2">end = time.clock()</text:p>
      <text:p text:style-name="P2">print "Running time - ",end-start," seconds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Kruskal:</text:p>
      <text:p text:style-name="P2"/>
      <text:p text:style-name="P2">import time</text:p>
      <text:p text:style-name="P2">graph=[]</text:p>
      <text:p text:style-name="P2">n=int(raw_input("Enter no. of nodes : "))</text:p>
      <text:p text:style-name="P2">for i in range(n):</text:p>
      <text:p text:style-name="P2"><text:tab/>node1=int(raw_input("\nEnter node : "))</text:p>
      <text:p text:style-name="P2"><text:tab/>k=int(raw_input("Enter no. of nodes it is connected to : "))</text:p>
      <text:p text:style-name="P2"><text:tab/>for j in range(k):</text:p>
      <text:p text:style-name="P2"><text:tab/><text:tab/>node2=int(raw_input("Enter connected node : "))</text:p>
      <text:p text:style-name="P2"><text:tab/><text:tab/>edge=int(raw_input("Enter edge weight : "))</text:p>
      <text:p text:style-name="P2"><text:tab/><text:tab/>nodelist=[]</text:p>
      <text:p text:style-name="P2"><text:tab/><text:tab/>nodelist.append(node1)</text:p>
      <text:p text:style-name="P2"><text:tab/><text:tab/>nodelist.append(node2)</text:p>
      <text:p text:style-name="P2"><text:tab/><text:tab/>nodelist.append(edge)</text:p>
      <text:p text:style-name="P2"><text:tab/><text:tab/>graph.append(nodelist)</text:p>
      <text:p text:style-name="P2">#print "Given Graph :\n",graph</text:p>
      <text:p text:style-name="P2">parent = [-1]*len(graph)</text:p>
      <text:p text:style-name="P2">def find(i):</text:p>
      <text:p text:style-name="P2"><text:tab/>if parent[i]==-1:</text:p>
      <text:p text:style-name="P2"><text:tab/><text:tab/>return i</text:p>
      <text:p text:style-name="P2"><text:tab/>else:</text:p>
      <text:p text:style-name="P2"><text:tab/><text:tab/>return find(parent[i])</text:p>
      <text:p text:style-name="P2">def union(i,j):</text:p>
      <text:p text:style-name="P2"><text:tab/>i_s=find(i)</text:p>
      <text:p text:style-name="P2"><text:tab/>j_s=find(j)</text:p>
      <text:p text:style-name="P2"><text:tab/>parent[i_s]=j_s</text:p>
      <text:p text:style-name="P2">start=time.clock()</text:p>
      <text:p text:style-name="P2">result = []</text:p>
      <text:p text:style-name="P2">for k in range(0,len(graph)-1):</text:p>
      <text:p text:style-name="P2"><text:tab/>u=graph[k][0]</text:p>
      <text:p text:style-name="P2"><text:tab/>v=graph[k][1]</text:p>
      <text:p text:style-name="P2"><text:tab/>u_s=find(u)</text:p>
      <text:p text:style-name="P2"><text:tab/>v_s=find(v)</text:p>
      <text:p text:style-name="P2"><text:tab/>if u_s != v_s:</text:p>
      <text:p text:style-name="P2"><text:tab/><text:tab/>result.append([u,v,graph[k][2]])</text:p>
      <text:p text:style-name="P2"><text:tab/><text:tab/>union(u,v)</text:p>
      <text:p text:style-name="P2">end=time.clock()</text:p>
      <text:p text:style-name="P2">print "Spanning Tree Fomat : \nNode --&gt; Node | Edge Weight \n",result,"\nTime taken to apply Kruskal's algorithm - ",end-start," seconds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Knapsack:</text:p>
      <text:p text:style-name="P2"/>
      <text:p text:style-name="P2"/>
      <text:p text:style-name="P2">import time</text:p>
      <text:p text:style-name="P2">def Knapsack(W, wt, val, n):</text:p>
      <text:p text:style-name="P2"><text:s text:c="4"/>K = [[0 for x in range(W+1)] for x in range(n+1)]</text:p>
      <text:p text:style-name="P2"><text:s text:c="4"/>for i in range(n+1):</text:p>
      <text:p text:style-name="P2"><text:s text:c="8"/>for w in range(W+1):</text:p>
      <text:p text:style-name="P2"><text:s text:c="12"/>if i==0 or w==0:</text:p>
      <text:p text:style-name="P2"><text:s text:c="16"/>K[i][w] = 0</text:p>
      <text:p text:style-name="P2"><text:s text:c="12"/>elif wt[i-1] &lt;= w:</text:p>
      <text:p text:style-name="P2"><text:s text:c="16"/>K[i][w] = max(val[i-1] + K[i-1][w-wt[i-1]], <text:s/>K[i-1][w])</text:p>
      <text:p text:style-name="P2"><text:s text:c="12"/>else:</text:p>
      <text:p text:style-name="P2"><text:s text:c="16"/>K[i][w] = K[i-1][w]</text:p>
      <text:p text:style-name="P2"><text:s text:c="4"/>return K[n][W]</text:p>
      <text:p text:style-name="P2">print("Enter Number Of Items")</text:p>
      <text:p text:style-name="P2">n=int(input())</text:p>
      <text:p text:style-name="P2">val=[]</text:p>
      <text:p text:style-name="P2">for i in range(n):</text:p>
      <text:p text:style-name="P2"><text:s text:c="4"/>val.insert(i,int(input("Enter Values : ")))</text:p>
      <text:p text:style-name="P2">wt=[]</text:p>
      <text:p text:style-name="P2">for j in range(n):</text:p>
      <text:p text:style-name="P2"><text:s text:c="4"/>wt.insert(j,int(input("Enter Weights : ")))</text:p>
      <text:p text:style-name="P2">print("Enter Max Weight denoted by W")</text:p>
      <text:p text:style-name="P2">W=int(input())</text:p>
      <text:p text:style-name="P2">print(val)</text:p>
      <text:p text:style-name="P2">print(wt)</text:p>
      <text:p text:style-name="P2">print "Max Weight is:",W</text:p>
      <text:p text:style-name="P2">start=time.clock()</text:p>
      <text:p text:style-name="P2">print "Max Value taken: ",Knapsack(W, wt, val, n)</text:p>
      <text:p text:style-name="P2">end=time.clock()</text:p>
      <text:p text:style-name="P2">print "The Program ran for: ",end-start,"seconds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IS:</text:p>
      <text:p text:style-name="P2"/>
      <text:p text:style-name="P2"/>
      <text:p text:style-name="P2">import time</text:p>
      <text:p text:style-name="P2">#jobs = [[0,4,2],[1,6,4],[5,8,4],[2,10,7],[8,11,2],[9,12,1]] # job = [start,time,weight]</text:p>
      <text:p text:style-name="P2">jobs = []</text:p>
      <text:p text:style-name="P2">n=int(raw_input("Enter no. of jobs : "))</text:p>
      <text:p text:style-name="P2">for i in range(n):</text:p>
      <text:p text:style-name="P2"><text:tab/>joblist=[]</text:p>
      <text:p text:style-name="P2"><text:tab/>start=int(raw_input("Enter start <text:s/>: "))</text:p>
      <text:p text:style-name="P2"><text:tab/>time=int(raw_input("Enter time : "))</text:p>
      <text:p text:style-name="P2"><text:tab/>weight=int(raw_input("Enter weight : "))</text:p>
      <text:p text:style-name="P2"><text:tab/>joblist.append(start);joblist.append(time);joblist.append(weight)</text:p>
      <text:p text:style-name="P2"><text:tab/>jobs.append(joblist)</text:p>
      <text:p text:style-name="P2">jobs = sorted(jobs, key = lambda x: int(x[1]))</text:p>
      <text:p text:style-name="P2">print "Jobs : \n"jobs</text:p>
      <text:p text:style-name="P2">p = [0]*len(jobs)</text:p>
      <text:p text:style-name="P2">for i in range(1,len(jobs)):</text:p>
      <text:p text:style-name="P2"><text:s text:c="4"/>for j in range(i-1,-1,-1):</text:p>
      <text:p text:style-name="P2"><text:s text:c="8"/>if jobs[j][1] &lt;= jobs[i][0]:</text:p>
      <text:p text:style-name="P2"><text:s text:c="12"/>p[i] = j + 1</text:p>
      <text:p text:style-name="P2"><text:s text:c="12"/>break</text:p>
      <text:p text:style-name="P2">print "P: \n",p</text:p>
      <text:p text:style-name="P2">def WIS_recursive(jobs,p,n = len(jobs)):</text:p>
      <text:p text:style-name="P2"><text:s text:c="4"/>val = OPT(n)</text:p>
      <text:p text:style-name="P2"><text:s text:c="4"/>return val</text:p>
      <text:p text:style-name="P2">def OPT(n):</text:p>
      <text:p text:style-name="P2"><text:s text:c="4"/>if n == 0:</text:p>
      <text:p text:style-name="P2"><text:s text:c="8"/>return 0</text:p>
      <text:p text:style-name="P2"><text:s text:c="4"/>return max(OPT(n-1), jobs[n-1][2] + OPT(p[n-1]))</text:p>
      <text:p text:style-name="P2">print WIS_recursive(jobs,p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ellman Ford:</text:p>
      <text:p text:style-name="P2"/>
      <text:p text:style-name="P2"/>
      <text:p text:style-name="P2">def bf(adj_list,n,s):</text:p>
      <text:p text:style-name="P2"><text:tab/>distance = [999 for i in range(n+1)]</text:p>
      <text:p text:style-name="P2"><text:tab/><text:span text:style-name="T2">path= [[None] for i in range(n+1)]</text:span></text:p>
      <text:p text:style-name="P2"><text:tab/>distance[s] = 0 ; <text:span text:style-name="T2">path[s] =[s]</text:span></text:p>
      <text:p text:style-name="P2"><text:tab/>for i in range(n-1):</text:p>
      <text:p text:style-name="P2"><text:tab/><text:tab/>for pair in adj_list:</text:p>
      <text:p text:style-name="P2"><text:tab/><text:tab/><text:tab/><text:span text:style-name="T2">tmp= distance[pair[1]]</text:span></text:p>
      <text:p text:style-name="P2"><text:tab/><text:tab/><text:tab/>distance[pair[1]] = min(distance[pair[1]],distance[pair[0]]+pair[2])</text:p>
      <text:p text:style-name="P2"><text:tab/><text:tab/><text:tab/><text:span text:style-name="T2">if tmp!=distance[pair[1]]:</text:span></text:p>
      <text:p text:style-name="P2"><text:tab/><text:tab/><text:tab/><text:tab/><text:span text:style-name="T2">path[pair[1]] = path[pair[0]] + [pair[1]]</text:span></text:p>
      <text:p text:style-name="P2"><text:tab/>del(distance[0])</text:p>
      <text:p text:style-name="P2"><text:tab/><text:span text:style-name="T2">del(path[0])</text:span></text:p>
      <text:p text:style-name="P2"><text:tab/>print(distance)</text:p>
      <text:p text:style-name="P2"><text:tab/><text:span text:style-name="T2">for i in path:</text:span></text:p>
      <text:p text:style-name="P2"><text:tab/><text:tab/><text:span text:style-name="T2">print s,”--&gt;”,path.index(i)+1,” : “,i</text:span></text:p>
      <text:p text:style-name="P2">def main():</text:p>
      <text:p text:style-name="P2"><text:tab/>adj_list= []</text:p>
      <text:p text:style-name="P2"><text:tab/>n=int(input("enter the number of vertices :"))</text:p>
      <text:p text:style-name="P2"><text:tab/>e=int(input("enter the number of edges :"))</text:p>
      <text:p text:style-name="P2"><text:tab/>for i in range(e):</text:p>
      <text:p text:style-name="P2"><text:tab/><text:tab/>u = int(input("Enter the vertex u: "))</text:p>
      <text:p text:style-name="P2"><text:tab/><text:tab/>v = int(input("Enter the vertex v: "))</text:p>
      <text:p text:style-name="P2"><text:tab/><text:tab/>w = int(input("Enter the corresponding weights: "))</text:p>
      <text:p text:style-name="P2"><text:tab/><text:tab/>l=[u,v,w]</text:p>
      <text:p text:style-name="P2"><text:tab/><text:tab/>adj_list.append(l)</text:p>
      <text:p text:style-name="P2"><text:tab/>print(adj_list)</text:p>
      <text:p text:style-name="P2"><text:tab/>source = int(input("Enter a source: "))</text:p>
      <text:p text:style-name="P2"><text:tab/>bf(adj_list,n,source)</text:p>
      <text:p text:style-name="P2">main(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SP: //<text:span text:style-name="T2">Tilak’s code</text:span></text:p>
      <text:p text:style-name="P2"/>
      <text:p text:style-name="P2"/>
      <text:p text:style-name="P2">n = int(input('Enter the number of vertices (&gt; 2): '))</text:p>
      <text:p text:style-name="P2">print('Enter the cost matrix (-1 if no edge exists):')</text:p>
      <text:p text:style-name="P2">c = []</text:p>
      <text:p text:style-name="P2">for _ in range(n):</text:p>
      <text:p text:style-name="P2"><text:s text:c="4"/>c.append(list(map(int, input().split())))</text:p>
      <text:p text:style-name="P2">bound = 0 <text:s/># lower bound</text:p>
      <text:p text:style-name="P2">smallest = [] <text:s/># store the smallest two values for easier access</text:p>
      <text:p text:style-name="P2">solution = 1 <text:s/># current best solution = sum of max cost outgoing edges + 1</text:p>
      <text:p text:style-name="P2">for i in c:</text:p>
      <text:p text:style-name="P2"><text:s text:c="4"/># Remove all -1's as they indicate the edge not being present.</text:p>
      <text:p text:style-name="P2"><text:s text:c="4"/>i = sorted(filter(lambda x: x != -1, i))</text:p>
      <text:p text:style-name="P2"><text:s text:c="4"/>smallest.append(i[0])</text:p>
      <text:p text:style-name="P2"><text:s text:c="4"/>bound += i[0]</text:p>
      <text:p text:style-name="P2"><text:s text:c="4"/>solution += i[-1]</text:p>
      <text:p text:style-name="P2"># Covering all vertices =&gt; can start with any. Choosing 0 for simplicity</text:p>
      <text:p text:style-name="P2">visited = {0}</text:p>
      <text:p text:style-name="P2">current_path = [0]</text:p>
      <text:p text:style-name="P2">best_path = []</text:p>
      <text:p text:style-name="P2">def tsp(cost, bound, path_cost, path):</text:p>
      <text:p text:style-name="P2"><text:s text:c="4"/>if len(path) == n: <text:s/># If round trip complete,</text:p>
      <text:p text:style-name="P2"><text:s text:c="8"/>if cost[path[-1]][path[0]] != -1: <text:s/># And there exists a closing edge</text:p>
      <text:p text:style-name="P2"><text:s text:c="12"/>path_cost += cost[path[-1]][path[0]] <text:s/># Overwriting path_cost as it won't be used again in this call</text:p>
      <text:p text:style-name="P2"><text:s text:c="12"/>global solution, best_path</text:p>
      <text:p text:style-name="P2"><text:s text:c="12"/>if solution &gt; path_cost: <text:s/># Update the best solution</text:p>
      <text:p text:style-name="P2"><text:s text:c="16"/>solution = path_cost</text:p>
      <text:p text:style-name="P2"><text:s text:c="16"/>best_path = path[:]</text:p>
      <text:p text:style-name="P2"><text:s text:c="4"/>else:</text:p>
      <text:p text:style-name="P2"><text:s text:c="8"/>for i in range(n):</text:p>
      <text:p text:style-name="P2"><text:s text:c="12"/>if i not in visited and cost[path[-1]][i] != -1: <text:s/># For all unvisited neighbors</text:p>
      <text:p text:style-name="P2"><text:s text:c="16"/>path_cost_i = path_cost + cost[path[-1]][i]</text:p>
      <text:p text:style-name="P2"><text:s text:c="16"/>bound_i = bound - smallest[path[-1]]</text:p>
      <text:p text:style-name="P2"/>
      <text:p text:style-name="P2"><text:s text:c="16"/># Prune nodes that have minimum expected cost higher than found solution</text:p>
      <text:p text:style-name="P2"><text:s text:c="16"/>if bound_i + path_cost_i &lt; solution:</text:p>
      <text:p text:style-name="P2"><text:s text:c="20"/>visited.add(i)</text:p>
      <text:p text:style-name="P2"><text:s text:c="20"/>path.append(i)</text:p>
      <text:p text:style-name="P2"><text:s text:c="20"/>tsp(cost, bound_i, path_cost_i, path)</text:p>
      <text:p text:style-name="P2"><text:s text:c="20"/># Undo operations</text:p>
      <text:p text:style-name="P2"><text:s text:c="20"/>path.pop()</text:p>
      <text:p text:style-name="P2"><text:s text:c="20"/>visited.remove(i)</text:p>
      <text:p text:style-name="P2"># Starting with no edge =&gt; cost is 0</text:p>
      <text:p text:style-name="P2">tsp(c, bound, 0, current_path)</text:p>
      <text:p text:style-name="P2">if best_path:</text:p>
      <text:p text:style-name="P2"><text:s text:c="4"/>best_path.append(0)</text:p>
      <text:p text:style-name="P2"><text:s text:c="4"/>print(solution)</text:p>
      <text:p text:style-name="P2"><text:s text:c="4"/>print('Path:', best_path)</text:p>
      <text:p text:style-name="P2">else:</text:p>
      <text:p text:style-name="P2"><text:s text:c="4"/>print('No cycle exists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7:12:42.009022986</meta:creation-date>
    <dc:date>2018-06-04T18:32:28.590114339</dc:date>
    <meta:editing-duration>PT13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4" meta:paragraph-count="451" meta:word-count="1501" meta:character-count="12238" meta:non-whitespace-character-count="9818"/>
  </office:meta>
</office:document-meta>
</file>